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ample1" table:style-name="ta1">
        <table:shapes>
          <draw:frame draw:z-index="0" draw:style-name="gr1" draw:text-style-name="P1" svg:width="159.85mm" svg:height="90.04mm" svg:x="201.32mm" svg:y="99.34mm">
            <loext:p draw:notify-on-update-of-ranges="example1.H10:example1.H10 example1.H11:example1.H16 example1.I10:example1.I10 example1.I11:example1.I16 example1.J10:example1.J10 example1.J11:example1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40.36mm" svg:y="137.59mm">
            <loext:p draw:notify-on-update-of-ranges="example1.G20:example1.G25 example1.H20:example1.H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lsize</text:p>
          </table:table-cell>
          <table:table-cell office:value-type="string" calcext:value-type="string">
            <text:p>gifsiz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577534" calcext:value-type="float">
            <text:p>100577534</text:p>
          </table:table-cell>
          <table:table-cell office:value-type="float" office:value="100586270" calcext:value-type="float">
            <text:p>100586270</text:p>
          </table:table-cell>
          <table:table-cell office:value-type="float" office:value="42428511" calcext:value-type="float">
            <text:p>424285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813017" calcext:value-type="float">
            <text:p>100813017</text:p>
          </table:table-cell>
          <table:table-cell office:value-type="float" office:value="100822325" calcext:value-type="float">
            <text:p>100822325</text:p>
          </table:table-cell>
          <table:table-cell office:value-type="float" office:value="37763691" calcext:value-type="float">
            <text:p>377636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577534" calcext:value-type="float">
            <text:p>100577534</text:p>
          </table:table-cell>
          <table:table-cell office:value-type="float" office:value="100586270" calcext:value-type="float">
            <text:p>100586270</text:p>
          </table:table-cell>
          <table:table-cell office:value-type="float" office:value="42428511" calcext:value-type="float">
            <text:p>4242851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5400132" calcext:value-type="float">
            <text:p>75400132</text:p>
          </table:table-cell>
          <table:table-cell office:value-type="float" office:value="75407024" calcext:value-type="float">
            <text:p>75407024</text:p>
          </table:table-cell>
          <table:table-cell office:value-type="float" office:value="32673201" calcext:value-type="float">
            <text:p>326732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635615" calcext:value-type="float">
            <text:p>75635615</text:p>
          </table:table-cell>
          <table:table-cell office:value-type="float" office:value="75643047" calcext:value-type="float">
            <text:p>75643047</text:p>
          </table:table-cell>
          <table:table-cell office:value-type="float" office:value="28115456" calcext:value-type="float">
            <text:p>281154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400132" calcext:value-type="float">
            <text:p>75400132</text:p>
          </table:table-cell>
          <table:table-cell office:value-type="float" office:value="75407024" calcext:value-type="float">
            <text:p>75407024</text:p>
          </table:table-cell>
          <table:table-cell office:value-type="float" office:value="32673201" calcext:value-type="float">
            <text:p>3267320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Nb vidéo</text:p>
          </table:table-cell>
          <table:table-cell office:value-type="string" calcext:value-type="string">
            <text:p>taille par fichier size</text:p>
          </table:table-cell>
          <table:table-cell office:value-type="string" calcext:value-type="string">
            <text:p>taille par fichier realSize</text:p>
          </table:table-cell>
          <table:table-cell office:value-type="string" calcext:value-type="string">
            <text:p>taille par fichier gif</text:p>
          </table:table-cell>
        </table:table-row>
        <table:table-row table:style-name="ro1">
          <table:table-cell table:style-name="ce2" table:formula="of:=IF([.A2]=&quot;TRUE&quot;;1;0)" office:value-type="float" office:value="1" calcext:value-type="float">
            <text:p>1</text:p>
          </table:table-cell>
          <table:table-cell table:style-name="ce2" table:formula="of:=IF([.B2]=&quot;TRUE&quot;;1;0)" office:value-type="float" office:value="1" calcext:value-type="float">
            <text:p>1</text:p>
          </table:table-cell>
          <table:table-cell table:style-name="ce2" table:formula="of:=IF([.C2]=&quot;TRUE&quot;;1;0)" office:value-type="float" office:value="1" calcext:value-type="float">
            <text:p>1</text:p>
          </table:table-cell>
          <table:table-cell table:style-name="ce2" table:formula="of:=IF([.D2]=&quot;TRUE&quot;;1;0)" office:value-type="float" office:value="0" calcext:value-type="float">
            <text:p>0</text:p>
          </table:table-cell>
          <table:table-cell table:style-name="ce2" table:formula="of:=IF([.E2]=&quot;TRUE&quot;;1;0)" office:value-type="float" office:value="0" calcext:value-type="float">
            <text:p>0</text:p>
          </table:table-cell>
          <table:table-cell table:style-name="ce2" table:formula="of:=IF([.F2]=&quot;TRUE&quot;;1;0)" office:value-type="float" office:value="1" calcext:value-type="float">
            <text:p>1</text:p>
          </table:table-cell>
          <table:table-cell table:formula="of:=SUM([.A11:.F11])" office:value-type="float" office:value="4" calcext:value-type="float">
            <text:p>4</text:p>
          </table:table-cell>
          <table:table-cell table:formula="of:=[.G2]/[.G11]" office:value-type="float" office:value="25144383.5" calcext:value-type="float">
            <text:p>25144383,5</text:p>
          </table:table-cell>
          <table:table-cell table:formula="of:=[.H2]/[.G11]" office:value-type="float" office:value="25146567.5" calcext:value-type="float">
            <text:p>25146567,5</text:p>
          </table:table-cell>
          <table:table-cell table:formula="of:=[.I2]/[.G11]" office:value-type="float" office:value="10607127.75" calcext:value-type="float">
            <text:p>10607127,75</text:p>
          </table:table-cell>
        </table:table-row>
        <table:table-row table:style-name="ro1">
          <table:table-cell table:formula="of:=IF([.A3]=&quot;TRUE&quot;;1;0)" office:value-type="float" office:value="1" calcext:value-type="float">
            <text:p>1</text:p>
          </table:table-cell>
          <table:table-cell table:formula="of:=IF([.B3]=&quot;TRUE&quot;;1;0)" office:value-type="float" office:value="1" calcext:value-type="float">
            <text:p>1</text:p>
          </table:table-cell>
          <table:table-cell table:formula="of:=IF([.C3]=&quot;TRUE&quot;;1;0)" office:value-type="float" office:value="0" calcext:value-type="float">
            <text:p>0</text:p>
          </table:table-cell>
          <table:table-cell table:formula="of:=IF([.D3]=&quot;TRUE&quot;;1;0)" office:value-type="float" office:value="1" calcext:value-type="float">
            <text:p>1</text:p>
          </table:table-cell>
          <table:table-cell table:formula="of:=IF([.E3]=&quot;TRUE&quot;;1;0)" office:value-type="float" office:value="0" calcext:value-type="float">
            <text:p>0</text:p>
          </table:table-cell>
          <table:table-cell table:formula="of:=IF([.F3]=&quot;TRUE&quot;;1;0)" office:value-type="float" office:value="1" calcext:value-type="float">
            <text:p>1</text:p>
          </table:table-cell>
          <table:table-cell table:formula="of:=SUM([.A12:.F12])" office:value-type="float" office:value="4" calcext:value-type="float">
            <text:p>4</text:p>
          </table:table-cell>
          <table:table-cell table:formula="of:=[.G3]/[.G12]" office:value-type="float" office:value="25203254.25" calcext:value-type="float">
            <text:p>25203254,25</text:p>
          </table:table-cell>
          <table:table-cell table:formula="of:=[.H3]/[.G12]" office:value-type="float" office:value="25205581.25" calcext:value-type="float">
            <text:p>25205581,25</text:p>
          </table:table-cell>
          <table:table-cell table:formula="of:=[.I3]/[.G12]" office:value-type="float" office:value="9440922.75" calcext:value-type="float">
            <text:p>9440922,75</text:p>
          </table:table-cell>
        </table:table-row>
        <table:table-row table:style-name="ro1">
          <table:table-cell table:style-name="ce3" table:formula="of:=IF([.A4]=&quot;TRUE&quot;;1;0)" office:value-type="float" office:value="1" calcext:value-type="float">
            <text:p>1</text:p>
          </table:table-cell>
          <table:table-cell table:style-name="ce3" table:formula="of:=IF([.B4]=&quot;TRUE&quot;;1;0)" office:value-type="float" office:value="1" calcext:value-type="float">
            <text:p>1</text:p>
          </table:table-cell>
          <table:table-cell table:style-name="ce3" table:formula="of:=IF([.C4]=&quot;TRUE&quot;;1;0)" office:value-type="float" office:value="0" calcext:value-type="float">
            <text:p>0</text:p>
          </table:table-cell>
          <table:table-cell table:style-name="ce3" table:formula="of:=IF([.D4]=&quot;TRUE&quot;;1;0)" office:value-type="float" office:value="0" calcext:value-type="float">
            <text:p>0</text:p>
          </table:table-cell>
          <table:table-cell table:style-name="ce3" table:formula="of:=IF([.E4]=&quot;TRUE&quot;;1;0)" office:value-type="float" office:value="1" calcext:value-type="float">
            <text:p>1</text:p>
          </table:table-cell>
          <table:table-cell table:style-name="ce3" table:formula="of:=IF([.F4]=&quot;TRUE&quot;;1;0)" office:value-type="float" office:value="1" calcext:value-type="float">
            <text:p>1</text:p>
          </table:table-cell>
          <table:table-cell table:formula="of:=SUM([.A13:.F13])" office:value-type="float" office:value="4" calcext:value-type="float">
            <text:p>4</text:p>
          </table:table-cell>
          <table:table-cell table:formula="of:=[.G4]/[.G13]" office:value-type="float" office:value="25144383.5" calcext:value-type="float">
            <text:p>25144383,5</text:p>
          </table:table-cell>
          <table:table-cell table:formula="of:=[.H4]/[.G13]" office:value-type="float" office:value="25146567.5" calcext:value-type="float">
            <text:p>25146567,5</text:p>
          </table:table-cell>
          <table:table-cell table:formula="of:=[.I4]/[.G13]" office:value-type="float" office:value="10607127.75" calcext:value-type="float">
            <text:p>10607127,75</text:p>
          </table:table-cell>
        </table:table-row>
        <table:table-row table:style-name="ro1">
          <table:table-cell table:style-name="ce3" table:formula="of:=IF([.A5]=&quot;TRUE&quot;;1;0)" office:value-type="float" office:value="1" calcext:value-type="float">
            <text:p>1</text:p>
          </table:table-cell>
          <table:table-cell table:style-name="ce3" table:formula="of:=IF([.B5]=&quot;TRUE&quot;;1;0)" office:value-type="float" office:value="1" calcext:value-type="float">
            <text:p>1</text:p>
          </table:table-cell>
          <table:table-cell table:style-name="ce3" table:formula="of:=IF([.C5]=&quot;TRUE&quot;;1;0)" office:value-type="float" office:value="1" calcext:value-type="float">
            <text:p>1</text:p>
          </table:table-cell>
          <table:table-cell table:style-name="ce3" table:formula="of:=IF([.D5]=&quot;TRUE&quot;;1;0)" office:value-type="float" office:value="0" calcext:value-type="float">
            <text:p>0</text:p>
          </table:table-cell>
          <table:table-cell table:style-name="ce3" table:formula="of:=IF([.E5]=&quot;TRUE&quot;;1;0)" office:value-type="float" office:value="0" calcext:value-type="float">
            <text:p>0</text:p>
          </table:table-cell>
          <table:table-cell table:style-name="ce3" table:formula="of:=IF([.F5]=&quot;TRUE&quot;;1;0)" office:value-type="float" office:value="0" calcext:value-type="float">
            <text:p>0</text:p>
          </table:table-cell>
          <table:table-cell table:formula="of:=SUM([.A14:.F14])" office:value-type="float" office:value="3" calcext:value-type="float">
            <text:p>3</text:p>
          </table:table-cell>
          <table:table-cell table:formula="of:=[.G5]/[.G14]" office:value-type="float" office:value="25133377.3333333" calcext:value-type="float">
            <text:p>25133377,3333333</text:p>
          </table:table-cell>
          <table:table-cell table:formula="of:=[.H5]/[.G14]" office:value-type="float" office:value="25135674.6666667" calcext:value-type="float">
            <text:p>25135674,6666667</text:p>
          </table:table-cell>
          <table:table-cell table:formula="of:=[.I5]/[.G14]" office:value-type="float" office:value="10891067" calcext:value-type="float">
            <text:p>10891067</text:p>
          </table:table-cell>
        </table:table-row>
        <table:table-row table:style-name="ro1">
          <table:table-cell table:style-name="ce3" table:formula="of:=IF([.A6]=&quot;TRUE&quot;;1;0)" office:value-type="float" office:value="1" calcext:value-type="float">
            <text:p>1</text:p>
          </table:table-cell>
          <table:table-cell table:style-name="ce3" table:formula="of:=IF([.B6]=&quot;TRUE&quot;;1;0)" office:value-type="float" office:value="1" calcext:value-type="float">
            <text:p>1</text:p>
          </table:table-cell>
          <table:table-cell table:style-name="ce3" table:formula="of:=IF([.C6]=&quot;TRUE&quot;;1;0)" office:value-type="float" office:value="0" calcext:value-type="float">
            <text:p>0</text:p>
          </table:table-cell>
          <table:table-cell table:style-name="ce3" table:formula="of:=IF([.D6]=&quot;TRUE&quot;;1;0)" office:value-type="float" office:value="1" calcext:value-type="float">
            <text:p>1</text:p>
          </table:table-cell>
          <table:table-cell table:style-name="ce3" table:formula="of:=IF([.E6]=&quot;TRUE&quot;;1;0)" office:value-type="float" office:value="0" calcext:value-type="float">
            <text:p>0</text:p>
          </table:table-cell>
          <table:table-cell table:style-name="ce3" table:formula="of:=IF([.F6]=&quot;TRUE&quot;;1;0)" office:value-type="float" office:value="0" calcext:value-type="float">
            <text:p>0</text:p>
          </table:table-cell>
          <table:table-cell table:formula="of:=SUM([.A15:.F15])" office:value-type="float" office:value="3" calcext:value-type="float">
            <text:p>3</text:p>
          </table:table-cell>
          <table:table-cell table:formula="of:=[.G6]/[.G15]" office:value-type="float" office:value="25211871.6666667" calcext:value-type="float">
            <text:p>25211871,6666667</text:p>
          </table:table-cell>
          <table:table-cell table:formula="of:=[.H6]/[.G15]" office:value-type="float" office:value="25214349" calcext:value-type="float">
            <text:p>25214349</text:p>
          </table:table-cell>
          <table:table-cell table:formula="of:=[.I6]/[.G15]" office:value-type="float" office:value="9371818.66666667" calcext:value-type="float">
            <text:p>9371818,66666667</text:p>
          </table:table-cell>
        </table:table-row>
        <table:table-row table:style-name="ro1">
          <table:table-cell table:style-name="ce3" table:formula="of:=IF([.A7]=&quot;TRUE&quot;;1;0)" office:value-type="float" office:value="1" calcext:value-type="float">
            <text:p>1</text:p>
          </table:table-cell>
          <table:table-cell table:style-name="ce3" table:formula="of:=IF([.B7]=&quot;TRUE&quot;;1;0)" office:value-type="float" office:value="1" calcext:value-type="float">
            <text:p>1</text:p>
          </table:table-cell>
          <table:table-cell table:style-name="ce3" table:formula="of:=IF([.C7]=&quot;TRUE&quot;;1;0)" office:value-type="float" office:value="0" calcext:value-type="float">
            <text:p>0</text:p>
          </table:table-cell>
          <table:table-cell table:style-name="ce3" table:formula="of:=IF([.D7]=&quot;TRUE&quot;;1;0)" office:value-type="float" office:value="0" calcext:value-type="float">
            <text:p>0</text:p>
          </table:table-cell>
          <table:table-cell table:style-name="ce3" table:formula="of:=IF([.E7]=&quot;TRUE&quot;;1;0)" office:value-type="float" office:value="1" calcext:value-type="float">
            <text:p>1</text:p>
          </table:table-cell>
          <table:table-cell table:style-name="ce3" table:formula="of:=IF([.F7]=&quot;TRUE&quot;;1;0)" office:value-type="float" office:value="0" calcext:value-type="float">
            <text:p>0</text:p>
          </table:table-cell>
          <table:table-cell table:formula="of:=SUM([.A16:.F16])" office:value-type="float" office:value="3" calcext:value-type="float">
            <text:p>3</text:p>
          </table:table-cell>
          <table:table-cell table:formula="of:=[.G7]/[.G16]" office:value-type="float" office:value="25133377.3333333" calcext:value-type="float">
            <text:p>25133377,3333333</text:p>
          </table:table-cell>
          <table:table-cell table:formula="of:=[.H7]/[.G16]" office:value-type="float" office:value="25135674.6666667" calcext:value-type="float">
            <text:p>25135674,6666667</text:p>
          </table:table-cell>
          <table:table-cell table:formula="of:=[.I7]/[.G16]" office:value-type="float" office:value="10891067" calcext:value-type="float">
            <text:p>1089106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1]-[.H11]"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2]-[.H12]" office:value-type="float" office:value="2327" calcext:value-type="float">
            <text:p>23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3]-[.H13]"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4]-[.H14]" office:value-type="float" office:value="2297.33333333582" calcext:value-type="float">
            <text:p>2297,33333333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5]-[.H15]" office:value-type="float" office:value="2477.33333333209" calcext:value-type="float">
            <text:p>2477,33333333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6]-[.H16]" office:value-type="float" office:value="2297.33333333582" calcext:value-type="float">
            <text:p>2297,33333333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09:28.727382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9:11:56.186470599</dc:date>
    <meta:editing-duration>PT32M29S</meta:editing-duration>
    <meta:editing-cycles>3</meta:editing-cycles>
    <meta:generator>LibreOffice/5.1.6.2$Linux_X86_64 LibreOffice_project/10m0$Build-2</meta:generator>
    <meta:document-statistic meta:table-count="1" meta:cell-count="1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12000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legend chart:legend-position="end" svg:x="11.553cm" svg:y="3.705cm" style:legend-expansion="high" chart:style-name="ch2"/>
        <chart:plot-area chart:style-name="ch3" table:cell-range-address="example1.H10:example1.J16" chart:data-source-has-labels="row" svg:x="0.319cm" svg:y="0.18cm" svg:width="10.915cm" svg:height="8.645cm">
          <chartooo:coordinate-region svg:x="1.899cm" svg:y="0.18cm" svg:width="9.335cm" svg:height="7.3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ample1.H11:example1.H16" chart:label-cell-address="example1.H10:example1.H10" chart:class="chart:bar">
            <chart:data-point chart:repeated="6"/>
          </chart:series>
          <chart:series chart:style-name="ch8" chart:values-cell-range-address="example1.I11:example1.I16" chart:label-cell-address="example1.I10:example1.I10" chart:class="chart:bar">
            <chart:data-point chart:repeated="6"/>
          </chart:series>
          <chart:series chart:style-name="ch9" chart:values-cell-range-address="example1.J11:example1.J16" chart:label-cell-address="example1.J10:example1.J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le par fichier size</text:p>
                <draw:g>
                  <svg:desc>example1.H10:example1.H10</svg:desc>
                </draw:g>
              </table:table-cell>
              <table:table-cell office:value-type="string">
                <text:p>taille par fichier realSize</text:p>
                <draw:g>
                  <svg:desc>example1.I10:example1.I10</svg:desc>
                </draw:g>
              </table:table-cell>
              <table:table-cell office:value-type="string">
                <text:p>taille par fichier gif</text:p>
                <draw:g>
                  <svg:desc>example1.J10:example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44383.5">
                <text:p>25144383.5</text:p>
                <draw:g>
                  <svg:desc>example1.H11:example1.H16</svg:desc>
                </draw:g>
              </table:table-cell>
              <table:table-cell office:value-type="float" office:value="25146567.5">
                <text:p>25146567.5</text:p>
                <draw:g>
                  <svg:desc>example1.I11:example1.I16</svg:desc>
                </draw:g>
              </table:table-cell>
              <table:table-cell office:value-type="float" office:value="10607127.75">
                <text:p>10607127.75</text:p>
                <draw:g>
                  <svg:desc>example1.J11:example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03254.25">
                <text:p>25203254.25</text:p>
              </table:table-cell>
              <table:table-cell office:value-type="float" office:value="25205581.25">
                <text:p>25205581.25</text:p>
              </table:table-cell>
              <table:table-cell office:value-type="float" office:value="9440922.75">
                <text:p>944092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44383.5">
                <text:p>25144383.5</text:p>
              </table:table-cell>
              <table:table-cell office:value-type="float" office:value="25146567.5">
                <text:p>25146567.5</text:p>
              </table:table-cell>
              <table:table-cell office:value-type="float" office:value="10607127.75">
                <text:p>1060712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33377.3333333">
                <text:p>25133377.3333333</text:p>
              </table:table-cell>
              <table:table-cell office:value-type="float" office:value="25135674.6666667">
                <text:p>25135674.6666667</text:p>
              </table:table-cell>
              <table:table-cell office:value-type="float" office:value="10891067">
                <text:p>1089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11871.6666667">
                <text:p>25211871.6666667</text:p>
              </table:table-cell>
              <table:table-cell office:value-type="float" office:value="25214349">
                <text:p>25214349</text:p>
              </table:table-cell>
              <table:table-cell office:value-type="float" office:value="9371818.66666667">
                <text:p>9371818.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33377.3333333">
                <text:p>25133377.3333333</text:p>
              </table:table-cell>
              <table:table-cell office:value-type="float" office:value="25135674.6666667">
                <text:p>25135674.6666667</text:p>
              </table:table-cell>
              <table:table-cell office:value-type="float" office:value="10891067">
                <text:p>10891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bar" chart:style-name="ch1">
        <chart:plot-area chart:style-name="ch2" table:cell-range-address="example1.G20:example1.H25" svg:x="0.32cm" svg:y="0.18cm" svg:width="15.374cm" svg:height="8.645cm">
          <chartooo:coordinate-region svg:x="1.312cm" svg:y="0.379cm" svg:width="14.382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xample1.G20:example1.G25" chart:class="chart:bar">
            <chart:data-point chart:repeated="6"/>
          </chart:series>
          <chart:series chart:style-name="ch7" chart:values-cell-range-address="example1.H20:example1.H2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example1.G20:example1.G25</svg:desc>
                </draw:g>
              </table:table-cell>
              <table:table-cell office:value-type="float" office:value="2184">
                <text:p>2184</text:p>
                <draw:g>
                  <svg:desc>example1.H20:examp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97.33333333582">
                <text:p>2297.3333333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477.33333333209">
                <text:p>2477.33333333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297.33333333582">
                <text:p>2297.33333333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